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14474780411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219559214" text:style-name="L2">
        <text:list-item>
          <text:p text:style-name="P23"><text:span text:style-name="T3">config_environnement.odt </text:span><text:span text:style-name="T2">: décrit les configurations à apporter à vos environnements</text:span></text:p>
        </text:list-item>
        <text:list-item>
          <text:p text:style-name="P23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1001580647" text:style-name="L3">
        <text:list-item>
          <text:p text:style-name="P26">Le groupe 1 réalisera sur la partie gauche de l'écran le manga de la fiche N° 18. Le groupe 2 réalisera le manga de la fiche N° 16 sur la partie droite et le groupe 3 le manga de la fiche N° 17 au milieu de l'écran. Dans cette première étape, toutes les coordonnées pourront être saisies en chiffre directement dans le code.</text:p>
          <text:p text:style-name="P26"/>
        </text:list-item>
        <text:list-item>
          <text:p text:style-name="P26">La fiche <text:s/>N° 18 du groupe 1 devra être dessinée au milieu, la fiche N° 17 du groupe 3 sera dessinée à droite et enfin la fiche N° 16 du groupe 2 sera dessiner à gauche . Cette tâche doit être réalisée en ne modifiant que les coordonnées des points.</text:p>
          <text:p text:style-name="P26"/>
        </text:list-item>
        <text:list-item>
          <text:p text:style-name="P26">Reprendre l'objectif 1 mais en définissant un point initial pour chaque figure (par exemple le point à l'extrémité gauche). Puis, tous les autres points seront déduits de ce point initial : le 2eme point du <text:s/>dessin déduit du point initial, le 3ème à partir du 2eme... (voir l'exemple PersonnageManga)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1512632491" text:style-name="L4">
        <text:list-item>
          <text:p text:style-name="P27">Les membres d'un même groupe s'attribueront chacun la réalisation d'une partie du dessin.</text:p>
          <text:p text:style-name="P27"/>
        </text:list-item>
        <text:list-item>
          <text:p text:style-name="P27">Les dessins seront à l'échelle. L'unité de mesure est la taille du carreau de la grille en image de fond. Chaque carreau de forme carrée a un côté de dimension 50.</text:p>
          <text:p text:style-name="P27"/>
        </text:list-item>
        <text:list-item>
          <text:p text:style-name="P27">Les couleurs devront apparaître à l'identique lorsqu'il y en a dans la fiche à dessiner. S'il n'y a pas de couleur sur une partie du dessin, la liberté est laissée au développeur de choisir celle qu'il souhaite.</text:p>
          <text:p text:style-name="P27"/>
        </text:list-item>
        <text:list-item>
          <text:p text:style-name="P27">Le build jenkins devra rester stable tout au long de la phase de développement.</text:p>
          <text:p text:style-name="P27"/>
        </text:list-item>
        <text:list-item>
          <text:p text:style-name="P27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213663754" text:style-name="L5">
              <text:list-item>
                <text:p text:style-name="P28">« Tabulation characters should not be used » </text:p>
              </text:list-item>
              <text:list-item>
                <text:p text:style-name="P28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409660728" text:style-name="L6">
        <text:list-item>
          <text:p text:style-name="P24">Chaque binôme démarre avec une note de 15/20.</text:p>
          <text:p text:style-name="P24"/>
        </text:list-item>
        <text:list-item>
          <text:p text:style-name="P24">Un binôme qui n'a cassé aucun build (dans jenkins) se voit attribuer un bonus de <text:span text:style-name="T5">1 point</text:span>.</text:p>
          <text:p text:style-name="P24"/>
        </text:list-item>
        <text:list-item>
          <text:p text:style-name="P24">Lorsqu'un groupe atteint un objectif, tous les membres du groupe ont un bonus de <text:span text:style-name="T5">1 point</text:span>.</text:p>
          <text:p text:style-name="P24"/>
        </text:list-item>
        <text:list-item>
          <text:p text:style-name="P24">Si les contraintes sur les métriques SONAR sont respectées à la fin du projet, tous les binômes ont un bonus de <text:span text:style-name="T5">1 point</text:span>.</text:p>
          <text:p text:style-name="P24"/>
        </text:list-item>
        <text:list-item>
          <text:p text:style-name="P24">Si les contraintes sur les métriques SONAR ne sont pas respectées à la fin du projet, tous les binômes ont un malus de <text:span text:style-name="T4">2 points</text:span>.</text:p>
          <text:p text:style-name="P24"/>
        </text:list-item>
        <text:list-item>
          <text:p text:style-name="P25">Un binôme qui fait moins de 10 « push » a un malus de 1<text:span text:style-name="T4"> points</text:span> par « push » manqué.</text:p>
          <text:p text:style-name="P24"/>
        </text:list-item>
        <text:list-item>
          <text:p text:style-name="P24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6-11-30T09:11:22</dc:date>
    <dc:creator>etudiant </dc:creator>
    <meta:editing-duration>PT18H30M53S</meta:editing-duration>
    <meta:editing-cycles>426</meta:editing-cycles>
    <meta:document-statistic meta:table-count="2" meta:image-count="0" meta:object-count="0" meta:page-count="5" meta:paragraph-count="58" meta:word-count="684" meta:character-count="3883" meta:non-whitespace-character-count="3263"/>
  </office:meta>
</office:document-meta>
</file>